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9314" officeooo:paragraph-rsid="00049314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49314" officeooo:paragraph-rsid="0004931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49314" officeooo:paragraph-rsid="00049314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fo:font-size="15pt" fo:font-weight="bold" officeooo:rsid="00049314" officeooo:paragraph-rsid="00049314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49314" officeooo:paragraph-rsid="00049314" style:font-size-asian="15pt" style:font-weight-asian="bold" style:font-size-complex="15pt" style:font-weight-complex="bold"/>
    </style:style>
    <style:style style:name="P6" style:family="paragraph" style:parent-style-name="Standard">
      <style:text-properties style:text-line-through-style="none" style:text-line-through-type="none" fo:font-size="15pt" style:text-underline-style="solid" style:text-underline-width="auto" style:text-underline-color="font-color" fo:font-weight="bold" officeooo:rsid="00049314" officeooo:paragraph-rsid="00049314" style:font-size-asian="15pt" style:font-weight-asian="bold" style:font-size-complex="15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proach for HDFC ML Hiring Challenge 2019</text:p>
      <text:p text:style-name="P1"/>
      <text:p text:style-name="P2">Pre-Processing</text:p>
      <text:p text:style-name="P1"/>
      <text:p text:style-name="P1">-I saw that there are many features in the dataset and firstly I tried to find out the columns having more than 70% of null values and I dropped them.</text:p>
      <text:p text:style-name="P1">-Then I imputed the rest null values with the mean of that column</text:p>
      <text:p text:style-name="P1">-After the I checked the coorelation between each and every column and I dropped the features having more than .95 correlation value</text:p>
      <text:p text:style-name="P1"/>
      <text:p text:style-name="P5">Feature Scaling</text:p>
      <text:p text:style-name="P1"/>
      <text:p text:style-name="P1">-I used the min max scaler library for feature scaling as the standard scaler was giving low score on test data set</text:p>
      <text:p text:style-name="P1"/>
      <text:p text:style-name="P6">Model</text:p>
      <text:p text:style-name="P1"/>
      <text:p text:style-name="P1">-I used the XGBoost model for the imbalanced data set by making the use of scale_pos_weight parameter and fine tuning it.</text:p>
      <text:p text:style-name="P1">-After that I tuned rest of the parameters to reach the f1-score of 86.317 on test data set.</text:p>
      <text:p text:style-name="P1"/>
      <text:p text:style-name="P1"/>
      <text:p text:style-name="P5">Request</text:p>
      <text:p text:style-name="P4"/>
      <text:p text:style-name="P1">I am fresher currently in 4<text:span text:style-name="T1">th</text:span> year and I dont have a work experience of 2+ years but still I want to have exposure in this field.</text:p>
      <text:p text:style-name="P1">I request you to allow me for an internship opportunity from the month of February 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00:23:53.880970266</meta:creation-date>
    <dc:date>2019-09-29T00:34:25.585489323</dc:date>
    <meta:editing-duration>PT11S</meta:editing-duration>
    <meta:editing-cycles>1</meta:editing-cycles>
    <meta:document-statistic meta:table-count="0" meta:image-count="0" meta:object-count="0" meta:page-count="1" meta:paragraph-count="13" meta:word-count="181" meta:character-count="974" meta:non-whitespace-character-count="806"/>
    <meta:generator>LibreOffice/6.0.7.3$Linux_X86_64 LibreOffice_project/00m0$Build-3</meta:generator>
  </office:meta>
</office:document-meta>
</file>